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d1d2d3" style:font-name="Slack-Lato" fo:font-size="11.25pt" fo:letter-spacing="normal" fo:font-style="normal" fo:font-weight="bold"/>
    </style:style>
    <style:style style:name="T3" style:family="text">
      <style:text-properties fo:font-variant="normal" fo:text-transform="none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style:font-name="Slack-Lato" fo:font-size="11.25pt" fo:letter-spacing="normal" fo:font-style="normal" fo:font-weight="normal" fo:background-color="#ff0066"/>
    </style:style>
    <style:style style:name="T5" style:family="text">
      <style:text-properties fo:font-variant="normal" fo:text-transform="none" style:font-name="Slack-Lato" fo:font-size="11.25pt" fo:letter-spacing="normal" fo:font-style="normal" fo:font-weight="normal" fo:background-color="#99ccff"/>
    </style:style>
    <style:style style:name="T6" style:family="text">
      <style:text-properties fo:font-variant="normal" fo:text-transform="none" style:font-name="Slack-Lato" fo:font-size="11.25pt" fo:letter-spacing="normal" fo:font-style="normal" fo:font-weight="normal" fo:background-color="#339966"/>
    </style:style>
    <style:style style:name="T7" style:family="text">
      <style:text-properties fo:font-variant="normal" fo:text-transform="none" style:font-name="Slack-Lato" fo:font-size="11.25pt" fo:letter-spacing="normal" fo:font-style="normal" fo:font-weight="normal" fo:background-color="#ff950e"/>
    </style:style>
    <style:style style:name="T8" style:family="text">
      <style:text-properties fo:font-variant="normal" fo:text-transform="none" style:font-name="Slack-Lato" fo:font-size="11.25pt" fo:letter-spacing="normal" fo:font-style="normal" fo:font-weight="normal" fo:background-color="#aecf00"/>
    </style:style>
    <style:style style:name="T9" style:family="text">
      <style:text-properties fo:font-variant="normal" fo:text-transform="none" style:font-name="Slack-Lato" fo:font-size="11.25pt" fo:letter-spacing="normal" fo:font-style="normal" fo:font-weight="normal" fo:background-color="#996633"/>
    </style:style>
    <style:style style:name="T10" style:family="text">
      <style:text-properties fo:font-variant="normal" fo:text-transform="none" style:font-name="Slack-Lato" fo:font-size="11.25pt" fo:letter-spacing="normal" fo:font-style="normal" fo:font-weight="bold"/>
    </style:style>
    <style:style style:name="T11" style:family="text">
      <style:text-properties fo:font-variant="normal" fo:text-transform="none" style:font-name="Slack-Lato" fo:font-size="11.2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ff3333"/>
    </style:style>
    <style:style style:name="T14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ff0066"/>
    </style:style>
    <style:style style:name="T15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fo:background-color="#aecf00"/>
    </style:style>
    <style:style style:name="T16" style:family="text">
      <style:text-properties fo:font-variant="normal" fo:text-transform="none" fo:color="#ff0000" style:font-name="Slack-Lato" fo:font-size="11.25pt" fo:letter-spacing="normal" fo:font-style="normal" fo:font-weight="normal"/>
    </style:style>
    <style:style style:name="T17" style:family="text">
      <style:text-properties fo:font-variant="normal" fo:text-transform="none" fo:color="#ff0000" style:font-name="Slack-Lato" fo:font-size="11.2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ff9999" style:font-name="Slack-Lato" fo:font-size="11.25pt" fo:letter-spacing="normal" fo:font-style="normal" fo:font-weight="normal"/>
    </style:style>
    <style:style style:name="T19" style:family="text">
      <style:text-properties fo:font-variant="normal" fo:text-transform="none" fo:color="#ff00ff" style:font-name="Slack-Lato" fo:font-size="11.25pt" fo:letter-spacing="normal" fo:font-style="normal" fo:font-weight="normal"/>
    </style:style>
    <style:style style:name="T20" style:family="text">
      <style:text-properties fo:font-variant="normal" fo:text-transform="none" fo:color="#ff0066" style:font-name="Slack-Lato" fo:font-size="11.25pt" fo:letter-spacing="normal" fo:font-style="normal" fo:font-weight="normal"/>
    </style:style>
    <style:style style:name="T21" style:family="text">
      <style:text-properties fo:font-variant="normal" fo:text-transform="none" fo:color="#ff0066" style:font-name="Slack-Lato" fo:font-size="11.25pt" fo:letter-spacing="normal" fo:font-style="normal" fo:font-weight="normal" fo:background-color="#ff0066"/>
    </style:style>
    <style:style style:name="T22" style:family="text">
      <style:text-properties fo:font-variant="normal" fo:text-transform="none" fo:color="#ff0066" style:font-name="Slack-Lato" fo:font-size="11.25pt" fo:letter-spacing="normal" fo:font-style="normal" fo:font-weight="normal" fo:background-color="transparent"/>
    </style:style>
    <style:style style:name="T23" style:family="text">
      <style:text-properties fo:font-variant="normal" fo:text-transform="none" fo:color="#ff0066" style:font-name="Slack-Lato" fo:font-size="11.25pt" fo:letter-spacing="normal" fo:font-style="normal" fo:font-weight="bold" fo:background-color="transparent" style:font-weight-asian="bold" style:font-weight-complex="bold"/>
    </style:style>
    <style:style style:name="T24" style:family="text">
      <style:text-properties fo:font-variant="normal" fo:text-transform="none" fo:color="#660066" style:font-name="Slack-Lato" fo:font-size="11.25pt" fo:letter-spacing="normal" fo:font-style="normal" fo:font-weight="normal"/>
    </style:style>
    <style:style style:name="T25" style:family="text">
      <style:text-properties fo:font-variant="normal" fo:text-transform="none" fo:color="#660066" style:font-name="Slack-Lato" fo:font-size="11.25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660066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27" style:family="text">
      <style:text-properties fo:font-variant="normal" fo:text-transform="none" fo:color="#cc9999" style:font-name="Slack-Lato" fo:font-size="11.25pt" fo:letter-spacing="normal" fo:font-style="normal" fo:font-weight="normal"/>
    </style:style>
    <style:style style:name="T28" style:family="text">
      <style:text-properties fo:font-variant="normal" fo:text-transform="none" fo:color="#6699cc" style:font-name="Slack-Lato" fo:font-size="11.25pt" fo:letter-spacing="normal" fo:font-style="normal" fo:font-weight="normal"/>
    </style:style>
    <style:style style:name="T29" style:family="text">
      <style:text-properties fo:font-variant="normal" fo:text-transform="none" fo:color="#6699cc" style:font-name="Slack-Lato" fo:font-size="11.25pt" fo:letter-spacing="normal" fo:font-style="normal" fo:font-weight="normal" style:font-weight-asian="bold" style:font-weight-complex="bold"/>
    </style:style>
    <style:style style:name="T30" style:family="text">
      <style:text-properties fo:font-variant="normal" fo:text-transform="none" fo:color="#6699cc" style:font-name="Slack-Lato" fo:font-size="11.2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cc33" style:font-name="Slack-Lato" fo:font-size="11.25pt" fo:letter-spacing="normal" fo:font-style="normal" fo:font-weight="normal"/>
    </style:style>
    <style:style style:name="T32" style:family="text">
      <style:text-properties fo:font-variant="normal" fo:text-transform="none" fo:color="#00cc33" style:font-name="Slack-Lato" fo:font-size="11.25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ff950e" style:font-name="Slack-Lato" fo:font-size="11.25pt" fo:letter-spacing="normal" fo:font-style="normal" fo:font-weight="normal"/>
    </style:style>
    <style:style style:name="T34" style:family="text">
      <style:text-properties fo:font-variant="normal" fo:text-transform="none" fo:color="#ff950e" style:font-name="Slack-Lato" fo:font-size="11.2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c5000b" style:font-name="Slack-Lato" fo:font-size="11.25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c5000b" style:font-name="Slack-Lato" fo:font-size="11.25pt" fo:letter-spacing="normal" fo:font-style="normal" fo:font-weight="normal"/>
    </style:style>
    <style:style style:name="T37" style:family="text">
      <style:text-properties fo:font-variant="normal" fo:text-transform="none" fo:color="#c5000b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38" style:family="text">
      <style:text-properties fo:font-variant="normal" fo:text-transform="none" fo:color="#aecf00" style:font-name="Slack-Lato" fo:font-size="11.2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aecf00" style:font-name="Slack-Lato" fo:font-size="11.25pt" fo:letter-spacing="normal" fo:font-style="normal" fo:font-weight="normal"/>
    </style:style>
    <style:style style:name="T40" style:family="text">
      <style:text-properties fo:font-variant="normal" fo:text-transform="none" fo:color="#aecf00" style:font-name="Slack-Lato" fo:font-size="11.25pt" fo:letter-spacing="normal" fo:font-style="normal" style:text-underline-style="solid" style:text-underline-width="auto" style:text-underline-color="font-color" fo:font-weight="normal"/>
    </style:style>
    <style:style style:name="T41" style:family="text">
      <style:text-properties fo:font-variant="normal" fo:text-transform="none" fo:color="#cc9966" style:font-name="Slack-Lato" fo:font-size="11.25pt" fo:letter-spacing="normal" fo:font-style="normal" fo:font-weight="normal"/>
    </style:style>
    <style:style style:name="T42" style:family="text">
      <style:text-properties fo:font-variant="normal" fo:text-transform="none" fo:color="#cc9966" style:font-name="Slack-Lato" fo:font-size="11.25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Db-videogames</text:span><text:span text:style-name="T3"> 19/09/23</text:span></text:p>
      <text:p text:style-name="P1"><text:span text:style-name="T3"/></text:p>
      <text:p text:style-name="P1"><text:span text:style-name="T3">Creare lo schema e-r con tutte le entità necessarie a gestire le informazioni di un archivio di E-sports.</text:span></text:p>
      <text:p text:style-name="P1"><text:span text:style-name="T3"/></text:p>
      <text:p text:style-name="P1"><text:span text:style-name="T3">Ciascun </text:span><text:span text:style-name="T17">videogame</text:span><text:span text:style-name="T3"> ha un </text:span><text:span text:style-name="T13">nome</text:span><text:span text:style-name="T3">, una </text:span><text:span text:style-name="T13">trama</text:span><text:span text:style-name="T3">, una </text:span><text:span text:style-name="T13">data di rilascio</text:span><text:span text:style-name="T3"> ed è prodotto da </text:span></text:p>
      <text:p text:style-name="P1"><text:span text:style-name="T3"/></text:p>
      <text:p text:style-name="P1"><text:span text:style-name="T3">una </text:span><text:span text:style-name="T23">software house</text:span><text:span text:style-name="T3">, la quale, a sua volta, è identificata da un </text:span><text:span text:style-name="T14">nome</text:span><text:span text:style-name="T3">, una </text:span><text:span text:style-name="T14">partita iva</text:span><text:span text:style-name="T3">,</text:span><text:span text:style-name="T4"> </text:span><text:span text:style-name="T14">città</text:span><text:span text:style-name="T3"> e </text:span><text:span text:style-name="T14">nazione</text:span><text:span text:style-name="T3">.</text:span></text:p>
      <text:p text:style-name="P1"><text:line-break/><text:span text:style-name="T3">I videogames possono essere disponibili su diverse </text:span><text:span text:style-name="T25">piattaforme</text:span><text:span text:style-name="T3"> (</text:span><text:span text:style-name="T26">PlayStation 4</text:span><text:span text:style-name="T3">, </text:span><text:span text:style-name="T26">PlayStation 5</text:span><text:span text:style-name="T3">, </text:span><text:span text:style-name="T26">XBox One</text:span><text:span text:style-name="T3">, </text:span><text:span text:style-name="T26">XBox Serie X</text:span><text:span text:style-name="T3">, </text:span><text:span text:style-name="T26">Windows</text:span><text:span text:style-name="T3">, </text:span><text:span text:style-name="T26">Nintendo Switch</text:span><text:span text:style-name="T3">, </text:span><text:span text:style-name="T26">Google Stadia</text:span><text:span text:style-name="T3">, ...) e hanno diverse </text:span></text:p>
      <text:p text:style-name="P1"><text:span text:style-name="T29"/></text:p>
      <text:p text:style-name="P1"><text:span text:style-name="T30">categorie</text:span><text:span text:style-name="T3"> (</text:span><text:span text:style-name="T5">avventura</text:span><text:span text:style-name="T3">, </text:span><text:span text:style-name="T5">strategia</text:span><text:span text:style-name="T3">, </text:span><text:span text:style-name="T5">RPG</text:span><text:span text:style-name="T3">, </text:span><text:span text:style-name="T5">sparatutto</text:span><text:span text:style-name="T3">, </text:span><text:span text:style-name="T5">calcio</text:span><text:span text:style-name="T3">, ...) e </text:span></text:p>
      <text:p text:style-name="P1"><text:span text:style-name="T32"/></text:p>
      <text:p text:style-name="P1"><text:span text:style-name="T32">classificazioni PEGI</text:span><text:span text:style-name="T3"> (</text:span><text:span text:style-name="T6">PEGI 7</text:span><text:span text:style-name="T3">, </text:span><text:span text:style-name="T6">PEGI 12</text:span><text:span text:style-name="T3">, </text:span><text:span text:style-name="T6">PEGI 18</text:span><text:span text:style-name="T3">, </text:span><text:span text:style-name="T6">Violenza</text:span><text:span text:style-name="T3">, </text:span><text:span text:style-name="T6">Paura</text:span><text:span text:style-name="T3">, </text:span><text:span text:style-name="T6">Gioco d'azzardo</text:span><text:span text:style-name="T3">, …)</text:span></text:p>
      <text:p text:style-name="P1"><text:span text:style-name="T3"/></text:p>
      <text:p text:style-name="P1"><text:span text:style-name="T3">Periodicamente, vengono organizzati dei tornei a cui possono partecipare tutti i videogiocatori del mondo.</text:span></text:p>
      <text:p text:style-name="P1"><text:span text:style-name="T3">Ogni </text:span><text:span text:style-name="T34">torneo</text:span><text:span text:style-name="T3"> è caratterizzato da un </text:span><text:span text:style-name="T7">nome</text:span><text:span text:style-name="T3">, l'</text:span><text:span text:style-name="T7">anno</text:span><text:span text:style-name="T3"> e la </text:span><text:span text:style-name="T7">città</text:span><text:span text:style-name="T3"> in cui si svolge.</text:span><text:line-break/></text:p>
      <text:p text:style-name="P1"><text:span text:style-name="T3">I </text:span><text:span text:style-name="T35">giocatori</text:span><text:span text:style-name="T3">, al momento dell'iscrizione, devono fornire </text:span><text:span text:style-name="T37">nome</text:span><text:span text:style-name="T3">, </text:span><text:span text:style-name="T37">cognome</text:span><text:span text:style-name="T3">, </text:span><text:span text:style-name="T37">nickname</text:span><text:span text:style-name="T3"> di gioco, e </text:span><text:span text:style-name="T37">città</text:span><text:span text:style-name="T3"> di provenienza.</text:span></text:p>
      <text:p text:style-name="P1"><text:line-break/><text:span text:style-name="T3">I videogames possono essere recensiti dai giocatori (</text:span><text:span text:style-name="T38">recensioni</text:span><text:span text:style-name="T3">), i quali oltre al </text:span><text:span text:style-name="T40">titolo</text:span><text:span text:style-name="T3"> e al </text:span><text:span text:style-name="T40">testo</text:span><text:span text:style-name="T3">, possono valutare i videogame con un </text:span><text:span text:style-name="T15">rating</text:span><text:span text:style-name="T3"> da </text:span><text:span text:style-name="T8">1 a 5</text:span><text:span text:style-name="T3">.</text:span></text:p>
      <text:p text:style-name="P1"><text:line-break/><text:span text:style-name="T3">Ogni anno vengono votati i </text:span><text:span text:style-name="T42">migliori videogiochi</text:span><text:span text:style-name="T3">, che possono così vincere diversi premi (</text:span><text:span text:style-name="T9">gioco dell'anno</text:span><text:span text:style-name="T3">, miglior narrativa, miglior colonna sonora, miglior gioco indipendente, </text:span><text:span text:style-name="T9">gioco più atteso</text:span><text:span text:style-name="T3">, ...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Cauzzi</meta:initial-creator>
    <meta:creation-date>2023-09-19T14:24:52.79</meta:creation-date>
    <dc:date>2023-09-19T14:54:33.33</dc:date>
    <dc:creator>Francesco Cauzzi</dc:creator>
    <meta:editing-duration>PT29M40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12" meta:word-count="200" meta:character-count="1291"/>
  </office:meta>
</office:document-meta>
</file>